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justify" fo:margin-top="10.00pt" fo:margin-bottom="6.00pt"/>
    </style:style>
    <style:style style:name="P2" style:family="paragraph">
      <style:paragraph-properties fo:line-height="120.00%" fo:text-align="justify" fo:margin-bottom="7.00pt"/>
    </style:style>
  </office:automatic-styles>
  <office:body>
    <office:text>
      <text:p text:style-name="P1"><text:span text:style-name="T1">Постановка</text:span><text:span text:style-name="T2"><text:s/></text:span><text:span text:style-name="T3">задачи</text:span><text:span text:style-name="T4">.</text:span></text:p>
      <text:p text:style-name="P2"><text:span text:style-name="T5">Имеется</text:span><text:span text:style-name="T6"><text:s/></text:span><text:span text:style-name="T7">некая</text:span><text:span text:style-name="T8"><text:s/></text:span><text:span text:style-name="T9">система</text:span><text:span text:style-name="T10">,<text:s/></text:span><text:span text:style-name="T11">которая</text:span><text:span text:style-name="T12"><text:s/></text:span><text:span text:style-name="T13">обрабатывает</text:span><text:span text:style-name="T14"><text:s/></text:span><text:span text:style-name="T15">авиаперелёты</text:span><text:span text:style-name="T16">.<text:s/></text:span><text:span text:style-name="T17">Перелёт</text:span><text:span text:style-name="T18"><text:s/></text:span><text:span text:style-name="T19">—</text:span><text:span text:style-name="T20"><text:s/></text:span><text:span text:style-name="T21">это</text:span><text:span text:style-name="T22"><text:s/></text:span><text:span text:style-name="T23">перевозка</text:span><text:span text:style-name="T24"><text:s/></text:span><text:span text:style-name="T25">пассажира</text:span><text:span text:style-name="T26"><text:s/></text:span><text:span text:style-name="T27">из</text:span><text:span text:style-name="T28"><text:s/></text:span><text:span text:style-name="T29">одной</text:span><text:span text:style-name="T30"><text:s/></text:span><text:span text:style-name="T31">точки</text:span><text:span text:style-name="T32"><text:s/></text:span><text:span text:style-name="T33">в</text:span><text:span text:style-name="T34"><text:s/></text:span><text:span text:style-name="T35">другую</text:span><text:span text:style-name="T36"><text:s/></text:span><text:span text:style-name="T37">с</text:span><text:span text:style-name="T38"><text:s/></text:span><text:span text:style-name="T39">возможными</text:span><text:span text:style-name="T40"><text:s/></text:span><text:span text:style-name="T41">промежуточными</text:span><text:span text:style-name="T42"><text:s/></text:span><text:span text:style-name="T43">посадками</text:span><text:span text:style-name="T44">.<text:s/></text:span><text:span text:style-name="T45">Перелёт</text:span><text:span text:style-name="T46"><text:s/></text:span><text:span text:style-name="T47">можно</text:span><text:span text:style-name="T48"><text:s/></text:span><text:span text:style-name="T49">представить</text:span><text:span text:style-name="T50"><text:s/></text:span><text:span text:style-name="T51">как</text:span><text:span text:style-name="T52"><text:s/></text:span><text:span text:style-name="T53">набор</text:span><text:span text:style-name="T54"><text:s/></text:span><text:span text:style-name="T55">из</text:span><text:span text:style-name="T56"><text:s/></text:span><text:span text:style-name="T57">одного</text:span><text:span text:style-name="T58"><text:s/></text:span><text:span text:style-name="T59">или</text:span><text:span text:style-name="T60"><text:s/></text:span><text:span text:style-name="T61">нескольких</text:span><text:span text:style-name="T62"><text:s/></text:span><text:span text:style-name="T63">элементарных</text:span><text:span text:style-name="T64"><text:s/></text:span><text:span text:style-name="T65">перемещений</text:span><text:span text:style-name="T66">,<text:s/></text:span><text:span text:style-name="T67">называемых</text:span><text:span text:style-name="T68"><text:s/></text:span><text:span text:style-name="T69">сегментами</text:span><text:span text:style-name="T70">. </text:span></text:p>
      <text:p text:style-name="P2"><text:span text:style-name="T71">Вам</text:span><text:span text:style-name="T72"><text:s/></text:span><text:span text:style-name="T73">нужно</text:span><text:span text:style-name="T74"><text:s/></text:span><text:span text:style-name="T75">сверстать</text:span><text:span text:style-name="T76"><text:s/></text:span><text:span text:style-name="T77">и</text:span><text:span text:style-name="T78"><text:s/></text:span><text:span text:style-name="T79">отрисовать</text:span><text:span text:style-name="T80"><text:s/></text:span><text:span text:style-name="T81">страницу</text:span><text:span text:style-name="T82"><text:s/></text:span><text:span text:style-name="T83">результатов</text:span><text:span text:style-name="T84"><text:s/></text:span><text:span text:style-name="T85">поиска</text:span><text:span text:style-name="T86"><text:s/></text:span><text:span text:style-name="T87">перелётов</text:span><text:span text:style-name="T88">.<text:s/></text:span><text:span text:style-name="T89">Пример страницы представлен во вложении.<text:s/></text:span><text:span text:style-name="T90"><text:s/></text:span><text:span text:style-name="T91">На</text:span><text:span text:style-name="T92"><text:s/></text:span><text:span text:style-name="T93">странице</text:span><text:span text:style-name="T94"><text:s/></text:span><text:span text:style-name="T95">помимо</text:span><text:span text:style-name="T96"><text:s/></text:span><text:span text:style-name="T97">карточек</text:span><text:span text:style-name="T98"><text:s/></text:span><text:span text:style-name="T99">перелётов</text:span><text:span text:style-name="T100"><text:s/></text:span><text:span text:style-name="T101">должен</text:span><text:span text:style-name="T102"><text:s/></text:span><text:span text:style-name="T103">присутствовать</text:span><text:span text:style-name="T104"><text:s/></text:span><text:span text:style-name="T105">блок</text:span><text:span text:style-name="T106"><text:s/></text:span><text:span text:style-name="T107">с</text:span><text:span text:style-name="T108"><text:s/></text:span><text:span text:style-name="T109">фильтрами</text:span><text:span text:style-name="T110"><text:s/></text:span><text:span text:style-name="T111">и</text:span><text:span text:style-name="T112"><text:s/></text:span><text:span text:style-name="T113">сортировками</text:span><text:span text:style-name="T114">.<text:s/></text:span><text:span text:style-name="T115">Фильтрация</text:span><text:span text:style-name="T116"><text:s/></text:span><text:span text:style-name="T117">и</text:span><text:span text:style-name="T118"><text:s/></text:span><text:span text:style-name="T119">сортировка</text:span><text:span text:style-name="T120"><text:s/></text:span><text:span text:style-name="T121">должна</text:span><text:span text:style-name="T122"><text:s/></text:span><text:span text:style-name="T123">происходить</text:span><text:span text:style-name="T124"><text:s/></text:span><text:span text:style-name="T125">без</text:span><text:span text:style-name="T126"><text:s/></text:span><text:span text:style-name="T127">перезагрузки</text:span><text:span text:style-name="T128"><text:s/></text:span><text:span text:style-name="T129">страницы</text:span><text:span text:style-name="T130">.</text:span></text:p>
      <text:p text:style-name="P2"><text:span text:style-name="T131">К</text:span><text:span text:style-name="T132"><text:s/></text:span><text:span text:style-name="T133">заданию</text:span><text:span text:style-name="T134"><text:s/></text:span><text:span text:style-name="T135">прилагается</text:span><text:span text:style-name="T136"><text:s/>mock</text:span><text:span text:style-name="T137">-</text:span><text:span text:style-name="T138">файл</text:span><text:span text:style-name="T139"><text:s/></text:span><text:span text:style-name="T140">со</text:span><text:span text:style-name="T141"><text:s/></text:span><text:span text:style-name="T142">списком</text:span><text:span text:style-name="T143"><text:s/></text:span><text:span text:style-name="T144">перелётов</text:span><text:span text:style-name="T145">,<text:s/></text:span><text:span text:style-name="T146">а</text:span><text:span text:style-name="T147"><text:s/></text:span><text:span text:style-name="T148">также</text:span><text:span text:style-name="T149"><text:s/></text:span><text:span text:style-name="T150">общий</text:span><text:span text:style-name="T151"><text:s/></text:span><text:span text:style-name="T152">вид</text:span><text:span text:style-name="T153"><text:s/></text:span><text:span text:style-name="T154">макета</text:span><text:span text:style-name="T155"><text:s/></text:span><text:span text:style-name="T156">страницы</text:span><text:span text:style-name="T157"><text:s/></text:span><text:span text:style-name="T158">с</text:span><text:span text:style-name="T159"><text:s/></text:span><text:span text:style-name="T160">перечнем</text:span><text:span text:style-name="T161"><text:s/></text:span><text:span text:style-name="T162">фильтров</text:span><text:span text:style-name="T163"><text:s/></text:span><text:span text:style-name="T164">и</text:span><text:span text:style-name="T165"><text:s/></text:span><text:span text:style-name="T166">блоком</text:span><text:span text:style-name="T167"><text:s/></text:span><text:span text:style-name="T168">сортировки</text:span><text:span text:style-name="T169">.</text:span></text:p>
      <text:p text:style-name="P2"><text:span text:style-name="T170">Обращаем</text:span><text:span text:style-name="T171"><text:s/></text:span><text:span text:style-name="T172">внимание</text:span><text:span text:style-name="T173">,<text:s/></text:span><text:span text:style-name="T174">что</text:span><text:span text:style-name="T175"><text:s/></text:span><text:span text:style-name="T176">фильтры</text:span><text:span text:style-name="T177"><text:s/></text:span><text:span text:style-name="T178">по</text:span><text:span text:style-name="T179"><text:s/></text:span><text:span text:style-name="T180">пересадкам</text:span><text:span text:style-name="T181"><text:s/></text:span><text:span text:style-name="T182">и</text:span><text:span text:style-name="T183"><text:s/></text:span><text:span text:style-name="T184">авиакомпаниям</text:span><text:span text:style-name="T185"><text:s/></text:span><text:span text:style-name="T186">должны</text:span><text:span text:style-name="T187"><text:s/></text:span><text:span text:style-name="T188">строиться</text:span><text:span text:style-name="T189"><text:s/></text:span><text:span text:style-name="T190">на</text:span><text:span text:style-name="T191"><text:s/></text:span><text:span text:style-name="T192">основании</text:span><text:span text:style-name="T193"><text:s/></text:span><text:span text:style-name="T194">данных</text:span><text:span text:style-name="T195"><text:s/>mock</text:span><text:span text:style-name="T196">-</text:span><text:span text:style-name="T197">файла</text:span><text:span text:style-name="T198">.<text:s/></text:span><text:span text:style-name="T199">Дополнительно</text:span><text:span text:style-name="T200">,<text:s/></text:span><text:span text:style-name="T201">по</text:span><text:span text:style-name="T202"><text:s/></text:span><text:span text:style-name="T203">возможности</text:span><text:span text:style-name="T204">,<text:s/></text:span><text:span text:style-name="T205">предусмотрите</text:span><text:span text:style-name="T206"><text:s/></text:span><text:span text:style-name="T207">фасетную</text:span><text:span text:style-name="T208"><text:s/></text:span><text:span text:style-name="T209">фильтрацию</text:span><text:span text:style-name="T210"><text:s/></text:span><text:span text:style-name="T211">с</text:span><text:span text:style-name="T212"><text:s/></text:span><text:span text:style-name="T213">динамическим</text:span><text:span text:style-name="T214"><text:s/></text:span><text:span text:style-name="T215">состоянием</text:span><text:span text:style-name="T216"><text:s/></text:span><text:span text:style-name="T217">фильтров</text:span><text:span text:style-name="T218"><text:s/>(</text:span><text:span text:style-name="T219">к</text:span><text:span text:style-name="T220"><text:s/></text:span><text:span text:style-name="T221">примеру,</text:span><text:span text:style-name="T222"><text:s/></text:span><text:span text:style-name="T223">при</text:span><text:span text:style-name="T224"><text:s/></text:span><text:span text:style-name="T225">выбранном</text:span><text:span text:style-name="T226"><text:s/></text:span><text:span text:style-name="T227">фильтре</text:span><text:span text:style-name="T228"><text:s/></text:span><text:span text:style-name="T229">«</text:span><text:span text:style-name="T230">без</text:span><text:span text:style-name="T231"><text:s/></text:span><text:span text:style-name="T232">пересадок</text:span><text:span text:style-name="T233">»<text:s/></text:span><text:span text:style-name="T234">фильтры</text:span><text:span text:style-name="T235"><text:s/></text:span><text:span text:style-name="T236">авиакомпаний</text:span><text:span text:style-name="T237">,<text:s/></text:span><text:span text:style-name="T238">для</text:span><text:span text:style-name="T239"><text:s/></text:span><text:span text:style-name="T240">которых</text:span><text:span text:style-name="T241"><text:s/></text:span><text:span text:style-name="T242">таких</text:span><text:span text:style-name="T243"><text:s/></text:span><text:span text:style-name="T244">перелетов</text:span><text:span text:style-name="T245"><text:s/></text:span><text:span text:style-name="T246">нет</text:span><text:span text:style-name="T247">,<text:s/></text:span><text:span text:style-name="T248">становятся</text:span><text:span text:style-name="T249"><text:s/></text:span><text:span text:style-name="T250">неактивными</text:span><text:span text:style-name="T251">).</text:span></text:p>
      <text:p text:style-name="P2"><text:span text:style-name="T252">Вы</text:span><text:span text:style-name="T253"><text:s/></text:span><text:span text:style-name="T254">можете</text:span><text:span text:style-name="T255"><text:s/></text:span><text:span text:style-name="T256">использовать</text:span><text:span text:style-name="T257"><text:s/></text:span><text:span text:style-name="T258">любой</text:span><text:span text:style-name="T259"><text:s/></text:span><text:span text:style-name="T260">фреймворк</text:span><text:span text:style-name="T261"><text:s/></text:span><text:span text:style-name="T262">на</text:span><text:span text:style-name="T263"><text:s/></text:span><text:span text:style-name="T264">ваше</text:span><text:span text:style-name="T265"><text:s/></text:span><text:span text:style-name="T266">усмотрение</text:span><text:span text:style-name="T267"><text:s/></text:span><text:span text:style-name="T268">или</text:span><text:span text:style-name="T269"><text:s/></text:span><text:span text:style-name="T270">чистый</text:span><text:span text:style-name="T271"><text:s/>JS. </text:span></text:p>
      <text:p text:style-name="P2"><text:span text:style-name="T272">Мы</text:span><text:span text:style-name="T273"><text:s/></text:span><text:span text:style-name="T274">не</text:span><text:span text:style-name="T275"><text:s/></text:span><text:span text:style-name="T276">накладываем</text:span><text:span text:style-name="T277"><text:s/></text:span><text:span text:style-name="T278">ограничений</text:span><text:span text:style-name="T279"><text:s/></text:span><text:span text:style-name="T280">на</text:span><text:span text:style-name="T281"><text:s/></text:span><text:span text:style-name="T282">поддержку</text:span><text:span text:style-name="T283"><text:s/></text:span><text:span text:style-name="T284">браузеров</text:span><text:span text:style-name="T285">.</text:span><text:span text:style-name="T28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